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center" style:justify-single-word="false"/>
      <style:text-properties fo:language="pt" fo:country="BR"/>
    </style:style>
    <style:style style:name="P4" style:family="paragraph" style:parent-style-name="Standard">
      <style:text-properties fo:language="pt" fo:country="BR" fo:font-weight="bold" style:font-weight-asian="bold"/>
    </style:style>
    <style:style style:name="P5" style:family="paragraph" style:parent-style-name="Standard">
      <style:text-properties fo:language="pt" fo:country="BR" officeooo:rsid="000edf02" officeooo:paragraph-rsid="000edf02"/>
    </style:style>
    <style:style style:name="P6" style:family="paragraph" style:parent-style-name="Standard">
      <style:text-properties fo:language="pt" fo:country="BR" style:text-underline-style="solid" style:text-underline-width="auto" style:text-underline-color="font-color"/>
    </style:style>
    <style:style style:name="P7" style:family="paragraph" style:parent-style-name="Standard">
      <style:paragraph-properties fo:text-align="center" style:justify-single-word="false" fo:break-before="page"/>
      <style:text-properties fo:language="pt" fo:country="BR"/>
    </style:style>
    <style:style style:name="P8" style:family="paragraph" style:parent-style-name="versao">
      <style:paragraph-properties fo:text-align="center" style:justify-single-word="false" fo:break-before="page"/>
      <style:text-properties fo:language="pt" fo:country="BR"/>
    </style:style>
    <style:style style:name="P9" style:family="paragraph" style:parent-style-name="Standard">
      <style:paragraph-properties fo:keep-with-next="always"/>
      <style:text-properties fo:language="pt" fo:country="BR"/>
    </style:style>
    <style:style style:name="P10" style:family="paragraph" style:parent-style-name="Standard">
      <style:paragraph-properties fo:margin-top="0.0835in" fo:margin-bottom="0.0417in" loext:contextual-spacing="false" fo:keep-with-next="always"/>
      <style:text-properties fo:language="pt" fo:country="BR"/>
    </style:style>
    <style:style style:name="P11" style:family="paragraph" style:parent-style-name="destaque_20_1">
      <style:text-properties fo:language="pt" fo:country="BR"/>
    </style:style>
    <style:style style:name="P12" style:family="paragraph" style:parent-style-name="versao">
      <style:paragraph-properties fo:text-align="center" style:justify-single-word="false"/>
      <style:text-properties fo:language="pt" fo:country="BR"/>
    </style:style>
    <style:style style:name="P13" style:family="paragraph" style:parent-style-name="sistema">
      <style:paragraph-properties fo:text-align="center" style:justify-single-word="false"/>
      <style:text-properties fo:language="pt" fo:country="BR" officeooo:rsid="000f9d18" officeooo:paragraph-rsid="000f9d18"/>
    </style:style>
    <style:style style:name="P14" style:family="paragraph" style:parent-style-name="destaque_20_2">
      <style:text-properties fo:language="pt" fo:country="BR"/>
    </style:style>
    <style:style style:name="P15" style:family="paragraph" style:parent-style-name="Standard">
      <style:text-properties fo:language="pt" fo:country="BR"/>
    </style:style>
    <style:style style:name="P16" style:family="paragraph" style:parent-style-name="Standard">
      <style:text-properties fo:language="pt" fo:country="BR" officeooo:paragraph-rsid="0022ed00"/>
    </style:style>
    <style:style style:name="P17" style:family="paragraph" style:parent-style-name="Standard">
      <style:text-properties fo:language="pt" fo:country="BR" officeooo:rsid="00254f3a" officeooo:paragraph-rsid="00254f3a"/>
    </style:style>
    <style:style style:name="P18" style:family="paragraph" style:parent-style-name="Standard">
      <style:text-properties fo:language="pt" fo:country="BR" officeooo:rsid="0025bfe4" officeooo:paragraph-rsid="0025bfe4"/>
    </style:style>
    <style:style style:name="P19" style:family="paragraph" style:parent-style-name="Standard">
      <style:text-properties fo:language="pt" fo:country="BR" officeooo:rsid="0025bfe4" officeooo:paragraph-rsid="0025c48c"/>
    </style:style>
    <style:style style:name="P20" style:family="paragraph" style:parent-style-name="Standard">
      <style:text-properties fo:language="pt" fo:country="BR" officeooo:paragraph-rsid="001c4834"/>
    </style:style>
    <style:style style:name="P21" style:family="paragraph" style:parent-style-name="Standard">
      <style:text-properties fo:language="pt" fo:country="BR" officeooo:paragraph-rsid="0025c48c"/>
    </style:style>
    <style:style style:name="P22" style:family="paragraph" style:parent-style-name="Standard">
      <style:text-properties fo:language="pt" fo:country="BR" officeooo:paragraph-rsid="0026cef8"/>
    </style:style>
    <style:style style:name="P23" style:family="paragraph" style:parent-style-name="Standard">
      <style:text-properties officeooo:rsid="0022ed00" officeooo:paragraph-rsid="0022ed00"/>
    </style:style>
    <style:style style:name="P24" style:family="paragraph" style:parent-style-name="Standard" style:list-style-name="L1">
      <style:text-properties officeooo:rsid="0023cc27" officeooo:paragraph-rsid="0023cc27"/>
    </style:style>
    <style:style style:name="P25" style:family="paragraph" style:parent-style-name="Standard" style:list-style-name="L1">
      <style:text-properties officeooo:rsid="002534fd" officeooo:paragraph-rsid="002534fd"/>
    </style:style>
    <style:style style:name="P26" style:family="paragraph" style:parent-style-name="Heading_20_1">
      <style:text-properties fo:language="pt" fo:country="BR"/>
    </style:style>
    <style:style style:name="P27" style:family="paragraph" style:parent-style-name="Heading_20_1">
      <style:paragraph-properties>
        <style:tab-stops>
          <style:tab-stop style:position="1.7709in"/>
        </style:tab-stops>
      </style:paragraph-properties>
      <style:text-properties fo:language="pt" fo:country="BR"/>
    </style:style>
    <style:style style:name="P28" style:family="paragraph" style:parent-style-name="Heading_20_3">
      <style:text-properties fo:language="pt" fo:country="BR"/>
    </style:style>
    <style:style style:name="P29" style:family="paragraph" style:parent-style-name="Heading_20_2">
      <style:text-properties fo:language="pt" fo:country="BR"/>
    </style:style>
    <style:style style:name="P30" style:family="paragraph" style:parent-style-name="Heading_20_2">
      <style:paragraph-properties fo:margin-left="0in" fo:margin-right="0in" fo:text-indent="0in" style:auto-text-indent="false"/>
      <style:text-properties fo:language="pt" fo:country="BR"/>
    </style:style>
    <style:style style:name="P31" style:family="paragraph" style:parent-style-name="destaque_20_1">
      <style:text-properties fo:language="pt" fo:country="BR" officeooo:paragraph-rsid="0026cef8"/>
    </style:style>
    <style:style style:name="P32" style:family="paragraph" style:parent-style-name="Com_20_marcadores">
      <style:text-properties fo:language="pt" fo:country="BR"/>
    </style:style>
    <style:style style:name="P33" style:family="paragraph" style:parent-style-name="titulo" style:master-page-name="Standard">
      <style:paragraph-properties fo:text-align="center" style:justify-single-word="false" style:page-number="1"/>
      <style:text-properties fo:language="pt" fo:country="BR"/>
    </style:style>
    <style:style style:name="P34" style:family="paragraph" style:parent-style-name="Contents_20_1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37" style:family="paragraph" style:parent-style-name="destaque_20_2">
      <style:text-properties fo:language="pt" fo:country="BR" officeooo:paragraph-rsid="0025bfe4"/>
    </style:style>
    <style:style style:name="P38" style:family="paragraph" style:parent-style-name="destaque_20_2">
      <style:text-properties fo:language="pt" fo:country="BR" officeooo:rsid="0025bfe4" officeooo:paragraph-rsid="0025c48c"/>
    </style:style>
    <style:style style:name="P39" style:family="paragraph" style:parent-style-name="destaque_20_2">
      <style:text-properties fo:language="pt" fo:country="BR" officeooo:paragraph-rsid="0025c48c"/>
    </style:style>
    <style:style style:name="P40" style:family="paragraph" style:parent-style-name="destaque_20_2">
      <style:text-properties fo:language="pt" fo:country="BR" officeooo:rsid="0025c48c" officeooo:paragraph-rsid="0025c48c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23cc27"/>
    </style:style>
    <style:style style:name="T3" style:family="text">
      <style:text-properties fo:language="pt" fo:country="BR" officeooo:rsid="002534fd"/>
    </style:style>
    <style:style style:name="T4" style:family="text">
      <style:text-properties fo:font-weight="bold" style:font-weight-asian="bold"/>
    </style:style>
    <style:style style:name="T5" style:family="text">
      <style:text-properties officeooo:rsid="0010fb00" style:font-name-asian="Arial"/>
    </style:style>
    <style:style style:name="T6" style:family="text">
      <style:text-properties officeooo:rsid="0011ca88" style:font-name-asian="Arial"/>
    </style:style>
    <style:style style:name="T7" style:family="text">
      <style:text-properties officeooo:rsid="000edf02"/>
    </style:style>
    <style:style style:name="T8" style:family="text">
      <style:text-properties officeooo:rsid="000f9d18"/>
    </style:style>
    <style:style style:name="T9" style:family="text">
      <style:text-properties officeooo:rsid="0010fb00"/>
    </style:style>
    <style:style style:name="T10" style:family="text">
      <style:text-properties officeooo:rsid="001b10df"/>
    </style:style>
    <style:style style:name="T11" style:family="text">
      <style:text-properties officeooo:rsid="001fc60f"/>
    </style:style>
    <style:style style:name="T12" style:family="text">
      <style:text-properties officeooo:rsid="00254f3a"/>
    </style:style>
    <style:style style:name="T13" style:family="text">
      <style:text-properties officeooo:rsid="0025bfe4"/>
    </style:style>
    <style:style style:name="T14" style:family="text">
      <style:text-properties officeooo:rsid="0025c48c"/>
    </style:style>
    <style:style style:name="T15" style:family="text">
      <style:text-properties officeooo:rsid="001c4834"/>
    </style:style>
    <style:style style:name="T16" style:family="text">
      <style:text-properties officeooo:rsid="0026885a"/>
    </style:style>
    <style:style style:name="T17" style:family="text">
      <style:text-properties officeooo:rsid="0026cef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Documento de Requisitos</text:p>
      <text:p text:style-name="P13">SGL</text:p>
      <text:p text:style-name="P12">Versão 1.0</text:p>
      <text:p text:style-name="P8"/>
      <text:table-of-content text:style-name="Sect1" text:protected="true" text:name="Sumário1">
        <text:table-of-content-source text:outline-level="3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 text:style-name="Drop_20_Caps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34"><text:a xlink:type="simple" xlink:href="#__RefHeading___Toc482632210" text:style-name="Index_20_Link" text:visited-style-name="Index_20_Link"><text:span text:style-name="Drop_20_Caps">1.</text:span></text:a><text:a xlink:type="simple" xlink:href="#__RefHeading___Toc482632210" text:style-name="Index_20_Link" text:visited-style-name="Index_20_Link">Introdução<text:tab/>4</text:a></text:p>
          <text:p text:style-name="P35"><text:a xlink:type="simple" xlink:href="#__RefHeading___Toc482632211" text:style-name="Index_20_Link" text:visited-style-name="Index_20_Link">1.1.Visão geral deste documento<text:tab/>4</text:a></text:p>
          <text:p text:style-name="P35"><text:a xlink:type="simple" xlink:href="#__RefHeading___Toc482632212" text:style-name="Index_20_Link" text:visited-style-name="Index_20_Link">1.2.Convenções, termos e abreviações<text:tab/>4</text:a></text:p>
          <text:p text:style-name="P36"><text:a xlink:type="simple" xlink:href="#__RefHeading___Toc482632213" text:style-name="Index_20_Link" text:visited-style-name="Index_20_Link">1.2.1.Identificação dos Requisitos<text:tab/>4</text:a></text:p>
          <text:p text:style-name="P36"><text:a xlink:type="simple" xlink:href="#__RefHeading___Toc482632214" text:style-name="Index_20_Link" text:visited-style-name="Index_20_Link">1.2.2.Prioridades dos Requisitos<text:tab/>5</text:a></text:p>
          <text:p text:style-name="P34"><text:a xlink:type="simple" xlink:href="#__RefHeading___Toc482632216" text:style-name="Index_20_Link" text:visited-style-name="Index_20_Link"><text:span text:style-name="Drop_20_Caps">2.</text:span></text:a><text:a xlink:type="simple" xlink:href="#__RefHeading___Toc482632216" text:style-name="Index_20_Link" text:visited-style-name="Index_20_Link">Descrição geral do sistema<text:tab/>5</text:a></text:p>
          <text:p text:style-name="P35"><text:a xlink:type="simple" xlink:href="#__RefHeading___Toc482632217" text:style-name="Index_20_Link" text:visited-style-name="Index_20_Link">2.1.Abrangência<text:tab/>5</text:a></text:p>
          <text:p text:style-name="P35"><text:a xlink:type="simple" xlink:href="#__RefHeading___Toc482632218" text:style-name="Index_20_Link" text:visited-style-name="Index_20_Link">2.2.Stakeholders<text:tab/>6</text:a></text:p>
          <text:p text:style-name="P34"><text:a xlink:type="simple" xlink:href="#__RefHeading___Toc482632219" text:style-name="Index_20_Link" text:visited-style-name="Index_20_Link"><text:span text:style-name="Drop_20_Caps">3.</text:span></text:a><text:a xlink:type="simple" xlink:href="#__RefHeading___Toc482632219" text:style-name="Index_20_Link" text:visited-style-name="Index_20_Link">Requisitos funcionais (casos de uso)<text:tab/>6</text:a></text:p>
          <text:p text:style-name="P35"><text:a xlink:type="simple" xlink:href="#__RefHeading___Toc555_948684776" text:style-name="Index_20_Link" text:visited-style-name="Index_20_Link">3.1.[RF001] Logar no Sistema<text:tab/>6</text:a></text:p>
          <text:p text:style-name="P35"><text:a xlink:type="simple" xlink:href="#__RefHeading___Toc482632221" text:style-name="Index_20_Link" text:visited-style-name="Index_20_Link">3.2.[RF002] Cadastrar Usuário<text:tab/>7</text:a></text:p>
          <text:p text:style-name="P35"><text:a xlink:type="simple" xlink:href="#__RefHeading___Toc482632222" text:style-name="Index_20_Link" text:visited-style-name="Index_20_Link">3.3.[RF003] Requisitar Licença<text:tab/>8</text:a></text:p>
          <text:p text:style-name="P35"><text:a xlink:type="simple" xlink:href="#__RefHeading___Toc482632223" text:style-name="Index_20_Link" text:visited-style-name="Index_20_Link">3.4.[RF004] Consultar Licenças<text:tab/>8</text:a></text:p>
          <text:p text:style-name="P35"><text:a xlink:type="simple" xlink:href="#__RefHeading___Toc482632224" text:style-name="Index_20_Link" text:visited-style-name="Index_20_Link">3.5.[RF005] Gerenciar Licenças<text:tab/>9</text:a></text:p>
          <text:p text:style-name="P35"><text:a xlink:type="simple" xlink:href="#__RefHeading___Toc482632225" text:style-name="Index_20_Link" text:visited-style-name="Index_20_Link">3.6.[RF006] Cadastrar Novo Tipo de Licença<text:tab/>10</text:a></text:p>
          <text:p text:style-name="P35"><text:a xlink:type="simple" xlink:href="#__RefHeading___Toc482632226" text:style-name="Index_20_Link" text:visited-style-name="Index_20_Link">3.7.[RF007] Editar Tipo de Licença<text:tab/>10</text:a></text:p>
          <text:p text:style-name="P34"><text:a xlink:type="simple" xlink:href="#__RefHeading___Toc482632227" text:style-name="Index_20_Link" text:visited-style-name="Index_20_Link"><text:span text:style-name="Drop_20_Caps">4.</text:span></text:a><text:a xlink:type="simple" xlink:href="#__RefHeading___Toc482632227" text:style-name="Index_20_Link" text:visited-style-name="Index_20_Link">Requisitos não funcionais<text:tab/>12</text:a></text:p>
          <text:p text:style-name="P35"><text:a xlink:type="simple" xlink:href="#__RefHeading___Toc482632228" text:style-name="Index_20_Link" text:visited-style-name="Index_20_Link">4.1.Usabilidade<text:tab/>12</text:a></text:p>
          <text:p text:style-name="P36"><text:a xlink:type="simple" xlink:href="#__RefHeading___Toc669_948684776" text:style-name="Index_20_Link" text:visited-style-name="Index_20_Link">4.1.1.[NF001] Requisito de Interface<text:tab/>12</text:a></text:p>
          <text:p text:style-name="P36"><text:a xlink:type="simple" xlink:href="#__RefHeading___Toc482632231" text:style-name="Index_20_Link" text:visited-style-name="Index_20_Link">4.1.2.[NF003] Tamanho dos Formulários<text:tab/>12</text:a></text:p>
          <text:p text:style-name="P35"><text:a xlink:type="simple" xlink:href="#__RefHeading___Toc482632232" text:style-name="Index_20_Link" text:visited-style-name="Index_20_Link">4.2.Confiabilidade<text:tab/>12</text:a></text:p>
          <text:p text:style-name="P36"><text:a xlink:type="simple" xlink:href="#__RefHeading___Toc482632234" text:style-name="Index_20_Link" text:visited-style-name="Index_20_Link">4.2.1.[NF005] Facilidade de Recuperação<text:tab/>12</text:a></text:p>
          <text:p text:style-name="P35"><text:a xlink:type="simple" xlink:href="#__RefHeading___Toc482632235" text:style-name="Index_20_Link" text:visited-style-name="Index_20_Link">4.3.Desempenho<text:tab/>12</text:a></text:p>
          <text:p text:style-name="P36"><text:a xlink:type="simple" xlink:href="#__RefHeading___Toc482632236" text:style-name="Index_20_Link" text:visited-style-name="Index_20_Link">4.3.1.[NF006] Tempo de Resposta<text:tab/>13</text:a></text:p>
          <text:p text:style-name="P35"><text:a xlink:type="simple" xlink:href="#__RefHeading___Toc482632237" text:style-name="Index_20_Link" text:visited-style-name="Index_20_Link">4.4.Segurança<text:tab/>13</text:a></text:p>
          <text:p text:style-name="P36"><text:a xlink:type="simple" xlink:href="#__RefHeading___Toc482632238" text:style-name="Index_20_Link" text:visited-style-name="Index_20_Link">4.4.1.[NF007] Acesso às informações<text:tab/>13</text:a></text:p>
          <text:p text:style-name="P36"><text:a xlink:type="simple" xlink:href="#__RefHeading___Toc482632239" text:style-name="Index_20_Link" text:visited-style-name="Index_20_Link">4.4.2.[NF008] Integridade dos Dados<text:tab/>13</text:a></text:p>
          <text:p text:style-name="P36"><text:a xlink:type="simple" xlink:href="#__RefHeading___Toc482632240" text:style-name="Index_20_Link" text:visited-style-name="Index_20_Link">4.4.3.[NF009] Validação dos Dados<text:tab/>13</text:a></text:p>
          <text:p text:style-name="P35"><text:a xlink:type="simple" xlink:href="#__RefHeading___Toc482632241" text:style-name="Index_20_Link" text:visited-style-name="Index_20_Link">4.5.Padrões<text:tab/>14</text:a></text:p>
          <text:p text:style-name="P35"><text:a xlink:type="simple" xlink:href="#__RefHeading___Toc482632245" text:style-name="Index_20_Link" text:visited-style-name="Index_20_Link">4.6.Hardware e software<text:tab/>14</text:a></text:p>
          <text:p text:style-name="P36"><text:a xlink:type="simple" xlink:href="#__RefHeading___Toc482632246" text:style-name="Index_20_Link" text:visited-style-name="Index_20_Link">4.6.1.[NF013] Banco de Dados<text:tab/>14</text:a></text:p>
          <text:p text:style-name="P36"><text:a xlink:type="simple" xlink:href="#__RefHeading___Toc482632249" text:style-name="Index_20_Link" text:visited-style-name="Index_20_Link">4.6.2.[NF016] Software para Implantação<text:tab/>14</text:a></text:p>
          <text:p text:style-name="P36"><text:soft-page-break/><text:a xlink:type="simple" xlink:href="#__RefHeading___Toc482632250" text:style-name="Index_20_Link" text:visited-style-name="Index_20_Link">4.6.3.[NF017] Software para Execução<text:tab/>14</text:a></text:p>
        </text:index-body>
      </text:table-of-content>
      <text:p text:style-name="P3"/>
      <text:p text:style-name="P3"/>
      <text:p text:style-name="P3"/>
      <text:p text:style-name="P7"><text:s/></text:p>
      <text:h text:style-name="P27" text:outline-level="1"><text:bookmark-start text:name="__RefHeading___Toc482632210"/>Introdução<text:bookmark-end text:name="__RefHeading___Toc482632210"/></text:h>
      <text:p text:style-name="P2">Este documento especifica o sistema <text:span text:style-name="T7">SGL</text:span>, fornecendo aos desenvolvedores as informações necessárias para o projeto e implementação, assim como para a realização dos testes e homologação do sistema.</text:p>
      <text:h text:style-name="P29" text:outline-level="2"><text:bookmark-start text:name="__RefHeading___Toc482632211"/>Visão geral deste documento<text:bookmark-end text:name="__RefHeading___Toc482632211"/></text:h>
      <text:p text:style-name="P2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<text:span text:style-name="T7">SGL</text:span> e estão organizadas como descrito abaixo.</text:p>
      <text:list xml:id="list8371676896349948590" text:style-name="WW8Num3">
        <text:list-item>
          <text:p text:style-name="P32"><text:span text:style-name="T4">Seção 2 – Descrição geral do sistema</text:span>: apresenta uma visão geral do sistema, caracterizando qual é o seu escopo e descrevendo seus usuários.</text:p>
        </text:list-item>
        <text:list-item>
          <text:p text:style-name="P32"><text:span text:style-name="T4">Seção 3 – Requisitos funcionais (casos de uso)</text:span>: especifica todos os requisitos funcionais do sistema, descrevendo os fluxos de eventos, prioridades, atores, entradas e saídas de cada caso de uso a ser implementado.</text:p>
        </text:list-item>
        <text:list-item>
          <text:p text:style-name="P32"><text:span text:style-name="T4">Seção 4 – Requisitos não funcionais</text:span>: especifica todos os requisitos não funcionais do sistema, divididos em requisitos de usabilidade, confiabilidade, desempenho, segurança, distribuição, adequação a padrões e requisitos de hardware e software.</text:p>
          <text:p text:style-name="P32"/>
        </text:list-item>
      </text:list>
      <text:h text:style-name="P29" text:outline-level="2"><text:bookmark-start text:name="__RefHeading___Toc482632212"/>Convenções, termos e abreviações<text:bookmark-end text:name="__RefHeading___Toc482632212"/></text:h>
      <text:p text:style-name="P2">A correta interpretação deste documento exige o conhecimento de algumas convenções e termos específicos, que são descritos a seguir.</text:p>
      <text:h text:style-name="P28" text:outline-level="3"><text:bookmark-start text:name="__RefHeading___Toc482632213"/>Identificação dos Requisitos <text:bookmark-end text:name="__RefHeading___Toc482632213"/></text:h>
      <text:p text:style-name="P2">Por convenção, a referência a requisitos é feita através do nome da subseção onde eles estão descritos, seguido do identificador do requisito, de acordo com o esquema abaixo:</text:p>
      <text:p text:style-name="P3"><text:soft-page-break/>[nome da subseção.identificador do requisito]</text:p>
      <text:p text:style-name="P2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/text:p>
      <text:h text:style-name="P28" text:outline-level="3"><text:bookmark-start text:name="__RefHeading___Toc482632214"/>Prioridades dos Requisitos<text:bookmark-end text:name="__RefHeading___Toc482632214"/></text:h>
      <text:p text:style-name="P2">Para estabelecer a prioridade dos requisitos foram adotadas as denominações “essencial”, “importante” e “desejável”. </text:p>
      <text:list xml:id="list170959163730239" text:continue-numbering="true" text:style-name="WW8Num3">
        <text:list-item>
          <text:p text:style-name="P32"><text:span text:style-name="T4">Essencial</text:span> é o requisito sem o qual o sistema não entra em funcionamento. Requisitos essenciais são requisitos imprescindíveis, que têm que ser implementados impreterivelmente.</text:p>
        </text:list-item>
        <text:list-item>
          <text:p text:style-name="P32"><text:span text:style-name="T4">Importante</text:span>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32"><text:span text:style-name="T4">Desejável</text:span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h text:style-name="P30" text:outline-level="2" text:is-list-header="true"/>
      <text:h text:style-name="P26" text:outline-level="1"><text:bookmark-start text:name="__RefHeading___Toc482632216"/>Descrição geral do sistema<text:bookmark-end text:name="__RefHeading___Toc482632216"/></text:h>
      <text:p text:style-name="P2"/>
      <text:h text:style-name="P29" text:outline-level="2"><text:bookmark-start text:name="__RefHeading___Toc482632217"/>Abrangência<text:bookmark-end text:name="__RefHeading___Toc482632217"/></text:h>
      <text:p text:style-name="Standard"><text:span text:style-name="T1"/></text:p>
      <text:p text:style-name="P23"><text:span text:style-name="T1">O projeto SGL tem como objetivo gerenciar e organizar as licenças requisitadas pelos diversos funcionários de uma empresa. A principal preocupação é manter todas as informações em um local de fácil acesso, bem como prover uma interface de fácil utilização através da qual tais requerimentos poderão ser realizados.</text:span></text:p>
      <text:p text:style-name="P16"><text:soft-page-break/></text:p>
      <text:h text:style-name="P29" text:outline-level="2"><text:bookmark-start text:name="__RefHeading___Toc482632218"/>Stakeholders<text:bookmark-end text:name="__RefHeading___Toc482632218"/></text:h>
      <text:p text:style-name="Standard"><text:span text:style-name="T1"/></text:p>
      <text:p text:style-name="P23"><text:span text:style-name="T1">Stakeholders são pessoas que, direta ou indiretamente, possuem interesse no andamento do projeto. </text:span><text:span text:style-name="T2">Para tal projeto podemos listar como interessados:</text:span></text:p>
      <text:list xml:id="list701823071695846850" text:style-name="L1">
        <text:list-item>
          <text:p text:style-name="P24"><text:span text:style-name="T1">Equipe de Desenvolvimento </text:span><text:span text:style-name="T3">que irá desenvolver o sistema</text:span></text:p>
        </text:list-item>
        <text:list-item>
          <text:p text:style-name="P24"><text:span text:style-name="T1">Funcionários de </text:span><text:span text:style-name="T3">empresa que utilizarão o sistema para requisitar licenças</text:span></text:p>
        </text:list-item>
        <text:list-item>
          <text:p text:style-name="P25"><text:span text:style-name="T3">E</text:span><text:span text:style-name="T1">mpresa que irá arcar com os custos do processo de desenvolvimento do software</text:span></text:p>
        </text:list-item>
      </text:list>
      <text:p text:style-name="P2"/>
      <text:h text:style-name="P26" text:outline-level="1"><text:bookmark-start text:name="__RefHeading___Toc482632219"/><text:bookmark-start text:name="_Ref471361536"/>Requisitos funcionais <text:bookmark-end text:name="_Ref471361536"/>(casos de uso)<text:bookmark-end text:name="__RefHeading___Toc482632219"/></text:h>
      <text:p text:style-name="P2">Nesta seção serão detalhados os casos de uso do si<text:span text:style-name="T7">s</text:span>tema <text:span text:style-name="T7">SGL</text:span>. Além dos caso<text:span text:style-name="T7">s</text:span> de uso, serão identificados também outros requisitos funcionais, os quais não serão considerados casos de uso.</text:p>
      <text:h text:style-name="P29" text:outline-level="2"><text:bookmark-start text:name="__RefHeading___Toc555_948684776"/><text:span text:style-name="T5">[RF00</text:span><text:span text:style-name="T6">1</text:span><text:span text:style-name="T5">] </text:span><text:span text:style-name="T6">Logar no Sistema</text:span><text:bookmark-end text:name="__RefHeading___Toc555_948684776"/></text:h>
      <text:p text:style-name="P2">Este caso de uso possibilitará ao usuário cadastrado acessar as funções reservadas do sistema de acordo com o seu perfil.</text:p>
      <text:p text:style-name="P2"><text:span text:style-name="T4">Ator</text:span>: <text:span text:style-name="T7">Funcionário</text:span></text:p>
      <text:p text:style-name="P22"><text:span text:style-name="T4">Prioridade</text:span>: <text:s/><text:span text:style-name="T17">Essencial</text:span></text:p>
      <text:h text:style-name="P31" text:outline-level="4"><text:bookmark-start text:name="__RefHeading___Toc57_948684776"/>Fluxo de eventos principal<text:bookmark-end text:name="__RefHeading___Toc57_948684776"/></text:h>
      <text:p text:style-name="P2">Será iniciado pelo usuário quando o mesmo requisitar um login no sistema. O usuário fornecerá seu login e senha. Se estes dados forem válidos, ele terá seu acesso autorizado aos serviços reservados. </text:p>
      <text:h text:style-name="P11" text:outline-level="4"><text:bookmark-start text:name="__RefHeading___Toc59_948684776"/><text:soft-page-break/>Fluxos secundários (alternativos e de exceção)<text:bookmark-end text:name="__RefHeading___Toc59_948684776"/></text:h>
      <text:h text:style-name="P14" text:outline-level="5"><text:bookmark-start text:name="__RefHeading___Toc183_948684776"/>Fluxo secundário 1<text:bookmark-end text:name="__RefHeading___Toc183_948684776"/></text:h>
      <text:p text:style-name="P2">Quando o usuário digitar sua senha, caso a senha não seja válida o acesso ao sistema é negado e o início do fluxo principal é retomado.</text:p>
      <text:h text:style-name="P14" text:outline-level="5"><text:bookmark-start text:name="__RefHeading___Toc185_948684776"/>Fluxo secundário 2<text:bookmark-end text:name="__RefHeading___Toc185_948684776"/></text:h>
      <text:p text:style-name="P2">Caso o usuário entre com seus dados corretamente e ocorra alguma falha interna que impossibilite o sistema de executar a validação deles, então será enviada uma mensagem ao usuário. </text:p>
      <text:h text:style-name="P29" text:outline-level="2"><text:bookmark-start text:name="__RefHeading___Toc482632221"/>[RF00<text:span text:style-name="T8">2</text:span>] <text:span text:style-name="T9">Cadastrar Usuário</text:span><text:bookmark-end text:name="__RefHeading___Toc482632221"/></text:h>
      <text:p text:style-name="P2">Qualquer usuário poderá se cadastrar no sistema informando seus dados.</text:p>
      <text:p text:style-name="P2"><text:span text:style-name="T4">Ator</text:span>: <text:span text:style-name="T17">Funcionário</text:span></text:p>
      <text:p text:style-name="P10"><text:span text:style-name="T4">Prioridade</text:span>: <text:tab/></text:p>
      <text:p text:style-name="P4"/>
      <text:h text:style-name="P11" text:outline-level="4"><text:bookmark-start text:name="__RefHeading___Toc61_948684776"/>Fluxo de eventos principal<text:bookmark-end text:name="__RefHeading___Toc61_948684776"/></text:h>
      <text:p text:style-name="P2">A execução desse caso de uso terá início quando o usuário começar a preencher o formulário requerido pelo sistema. Ao ser submetido, o formulário será validado, ou seja, o sistema <text:span text:style-name="T7">verificará</text:span> se todos os dados foram preenchidos corretamente e se algum dado necessário ficou em branco. Após essa validação, as informações fornecidas serão armazenadas na base de dados e o sistema disponibilizará ao usuário os serviços adicionais a que ele tem direito.</text:p>
      <text:h text:style-name="P11" text:outline-level="4"><text:bookmark-start text:name="__RefHeading___Toc63_948684776"/>Fluxos secundários (alternativos e de exceção)<text:bookmark-end text:name="__RefHeading___Toc63_948684776"/></text:h>
      <text:h text:style-name="P14" text:outline-level="5"><text:bookmark-start text:name="__RefHeading___Toc187_948684776"/>Fluxo secundário 1<text:bookmark-end text:name="__RefHeading___Toc187_948684776"/></text:h>
      <text:p text:style-name="P2">Caso o usuário não preencha todas as informações requeridas pelo sistema, ou preencha alguma de forma errada, o seu registro não será realizado e o sistema mostrará ao mesmo uma mensagem, permanecendo na tela de cadastro.</text:p>
      <text:h text:style-name="P14" text:outline-level="5"><text:bookmark-start text:name="__RefHeading___Toc189_948684776"/><text:soft-page-break/>Fluxo secundário 2<text:bookmark-end text:name="__RefHeading___Toc189_948684776"/></text:h>
      <text:p text:style-name="P2">Caso haja alguma falha interna do sistema, o mesmo mostrará uma mensagem ao usuário informando-o que o seu cadastro não pôde ser realizado e permanecerá na tela que contém o formulário.</text:p>
      <text:p text:style-name="P2"/>
      <text:h text:style-name="P29" text:outline-level="2"><text:bookmark-start text:name="__RefHeading___Toc482632222"/>[RF003] <text:span text:style-name="T7">Requisitar Licença</text:span><text:bookmark-end text:name="__RefHeading___Toc482632222"/></text:h>
      <text:p text:style-name="P2">Este caso de uso permitirá ao <text:span text:style-name="T7">funcionário requisitar uma nova licença.</text:span></text:p>
      <text:p text:style-name="P2"/>
      <text:p text:style-name="P2"><text:span text:style-name="T4">Ator</text:span>: <text:span text:style-name="T7">Funcionário</text:span></text:p>
      <text:p text:style-name="P2"><text:span text:style-name="T4">Prioridade</text:span>: </text:p>
      <text:h text:style-name="P11" text:outline-level="4"><text:bookmark-start text:name="__RefHeading___Toc191_948684776"/>Fluxo de eventos principal<text:bookmark-end text:name="__RefHeading___Toc191_948684776"/></text:h>
      <text:p text:style-name="P2"><text:span text:style-name="T7">O sistema exibirá uma lista com os tipos de licença disponíveis.</text:span> <text:span text:style-name="T7">Assim que o usuário selecionar o tipo de licença desejada um formulário será criado com os dados necessários para a requisição da licença.</text:span></text:p>
      <text:p text:style-name="P5">O usuário preenche o formulário e confirma o pedido de uma nova licença. O sistema gera um novo pedido e informa o sucesso da operação ao usuário.</text:p>
      <text:h text:style-name="P11" text:outline-level="4"><text:bookmark-start text:name="__RefHeading___Toc65_948684776"/>Fluxos secundários (alternativos e de exceção)<text:bookmark-end text:name="__RefHeading___Toc65_948684776"/></text:h>
      <text:h text:style-name="P14" text:outline-level="5"><text:bookmark-start text:name="__RefHeading___Toc193_948684776"/>Fluxo secundário 1<text:bookmark-end text:name="__RefHeading___Toc193_948684776"/></text:h>
      <text:p text:style-name="P2">Caso ocorra uma falha interna do sistema, este mostrará uma mensagem informando ao <text:span text:style-name="T7">usuário </text:span>que a operação não pôde ser concluída.</text:p>
      <text:h text:style-name="P29" text:outline-level="2"><text:bookmark-start text:name="__RefHeading___Toc482632223"/>[RF004] Consultar <text:span text:style-name="T7">Licenças</text:span><text:bookmark-end text:name="__RefHeading___Toc482632223"/></text:h>
      <text:p text:style-name="P2">Este caso de uso permitirá ao usuário realizar <text:span text:style-name="T7">consultas para saber o andamento da sua requisição.</text:span></text:p>
      <text:p text:style-name="P2"><text:span text:style-name="T4">Ator</text:span>: <text:span text:style-name="T16">Funcionário</text:span> </text:p>
      <text:p text:style-name="P2"><text:span text:style-name="T4">Prioridade</text:span>: <text:s/><text:span text:style-name="T16">Essencial</text:span></text:p>
      <text:p text:style-name="P2"/>
      <text:p text:style-name="P2"><text:soft-page-break/></text:p>
      <text:h text:style-name="P11" text:outline-level="4"><text:bookmark-start text:name="__RefHeading___Toc195_948684776"/>Fluxo de eventos principal<text:bookmark-end text:name="__RefHeading___Toc195_948684776"/></text:h>
      <text:p text:style-name="P2">Será iniciado quando o cliente filtrar os dados disponíveis na página principal e escolher a opção executar consulta. Os dados do filtro são processados e o sistema retorna o resultado da consulta.</text:p>
      <text:h text:style-name="P11" text:outline-level="4"><text:bookmark-start text:name="__RefHeading___Toc67_948684776"/>Fluxos secundários (alternativos e de exceção)<text:bookmark-end text:name="__RefHeading___Toc67_948684776"/></text:h>
      <text:h text:style-name="P14" text:outline-level="5"><text:bookmark-start text:name="__RefHeading___Toc197_948684776"/>Fluxo secundário 1<text:bookmark-end text:name="__RefHeading___Toc197_948684776"/></text:h>
      <text:p text:style-name="P2">Caso ocorra uma falha interna do sistema e não seja possível retornar o resultado da consulta então o sistema mostrará uma mensagem de erro ao usuário.</text:p>
      <text:h text:style-name="P29" text:outline-level="2"><text:bookmark-start text:name="__RefHeading___Toc482632224"/>[RF005] <text:span text:style-name="T10">Gerenciar Licenças</text:span><text:bookmark-end text:name="__RefHeading___Toc482632224"/></text:h>
      <text:p text:style-name="P2">Este caso de uso permitirá <text:span text:style-name="T10">ao administrador gerenciar todas os pedidos de licença realizados, podendo deferir ou indeferir individualmente cada pedido.</text:span></text:p>
      <text:p text:style-name="P2"><text:span text:style-name="T4">Ator</text:span>: <text:span text:style-name="T16">Administrativo</text:span></text:p>
      <text:p text:style-name="P2"><text:span text:style-name="T4">Prioridade</text:span>: <text:span text:style-name="T16">Essencial</text:span></text:p>
      <text:p text:style-name="P2"/>
      <text:h text:style-name="P11" text:outline-level="4"><text:bookmark-start text:name="__RefHeading___Toc199_948684776"/>Fluxo de eventos principal<text:bookmark-end text:name="__RefHeading___Toc199_948684776"/></text:h>
      <text:p text:style-name="P2">O usuário escolhe a opção <text:span text:style-name="T10">Gerenciar Licenças</text:span>, que lhe dará <text:span text:style-name="T10">acesso à tela</text:span> de <text:span text:style-name="T10">gerenciamento de licenças</text:span>. <text:span text:style-name="T10">A tela lista todos os pedidos em aberto, o usuário então escolhe o pedido que deseja analisar. Os dados relacionados a esse pedido serão exibidos e o usuário pode escolher entre deferir ou indeferir o pedido.</text:span> Os dados são submetidos e o sistema armazena esses dados e informa ao usuário que a operação foi executada com sucesso.</text:p>
      <text:h text:style-name="P11" text:outline-level="4"><text:bookmark-start text:name="__RefHeading___Toc69_948684776"/>Fluxos secundários (alternativos e de exceção)<text:bookmark-end text:name="__RefHeading___Toc69_948684776"/></text:h>
      <text:h text:style-name="P14" text:outline-level="5"><text:bookmark-start text:name="__RefHeading___Toc201_948684776"/>Fluxo secundário 1<text:bookmark-end text:name="__RefHeading___Toc201_948684776"/></text:h>
      <text:p text:style-name="P2">Caso ocorra uma falha interna e não seja possível armazená-los então o sistema solicitará ao usuário uma nova tentativa.</text:p>
      <text:h text:style-name="P40" text:outline-level="5"><text:soft-page-break/></text:h>
      <text:h text:style-name="P29" text:outline-level="2"><text:bookmark-start text:name="__RefHeading___Toc482632225"/>[RF006] <text:span text:style-name="T10">Cadastrar Novo Tipo de Licença</text:span><text:bookmark-end text:name="__RefHeading___Toc482632225"/></text:h>
      <text:p text:style-name="P2">Este caso de uso permitirá ao <text:span text:style-name="T10">administrador inserir novos tipos de licença.</text:span></text:p>
      <text:p text:style-name="P2"><text:span text:style-name="T4">Ator</text:span>: <text:span text:style-name="T14">Administrativo</text:span></text:p>
      <text:p text:style-name="P2"><text:span text:style-name="T4">Prioridade</text:span>: <text:s/><text:span text:style-name="T14">Essencial</text:span></text:p>
      <text:h text:style-name="P11" text:outline-level="4"><text:bookmark-start text:name="__RefHeading___Toc205_948684776"/>Fluxo de eventos principal<text:bookmark-end text:name="__RefHeading___Toc205_948684776"/></text:h>
      <text:p text:style-name="P20"><text:span text:style-name="T15">O usuário escolhe a opção cadastrar novo tipo de licença. O sistema então fornecerá um formulário que o usuário deverá preencher. Uma vez que o formulário tenha sido preenchido, o usuário requisita a inserção dos dados no sistema. O software armazena os dados e retorna o usuário a tela anterior.</text:span></text:p>
      <text:h text:style-name="P11" text:outline-level="4"><text:bookmark-start text:name="__RefHeading___Toc71_948684776"/>Fluxos secundários (alternativos e de exceção)<text:bookmark-end text:name="__RefHeading___Toc71_948684776"/></text:h>
      <text:h text:style-name="P14" text:outline-level="5"><text:bookmark-start text:name="__RefHeading___Toc207_948684776"/>Fluxo secundário 1<text:bookmark-end text:name="__RefHeading___Toc207_948684776"/></text:h>
      <text:p text:style-name="P2">Caso ocorra uma falha interna e não seja possível armazená-los então o sistema solicitará ao <text:span text:style-name="T14">usuário</text:span> uma nova tentativa.</text:p>
      <text:h text:style-name="P14" text:outline-level="5"><text:bookmark-start text:name="__RefHeading___Toc209_948684776"/>Fluxo secundário 2<text:bookmark-end text:name="__RefHeading___Toc209_948684776"/></text:h>
      <text:p text:style-name="P2">Caso <text:span text:style-name="T14">algum dado informado no formulário esteja em desacordo com as restrições implementadas, o sistema não terminará o cadastro e informará ao usuário a informação que precisa ser corrigida.</text:span></text:p>
      <text:p text:style-name="P2"/>
      <text:h text:style-name="P39" text:outline-level="5">Fluxo secundário <text:span text:style-name="T14">3</text:span></text:h>
      <text:p text:style-name="P19">Caso o usuário não deseje salvar as alterações, ele acionará tal opção e o sistema retornará a tela <text:span text:style-name="T14">anterior com a lista dos tipos descartando as alterações realizadas pelo usuário.</text:span></text:p>
      <text:h text:style-name="P29" text:outline-level="2"><text:bookmark-start text:name="__RefHeading___Toc482632226"/>[RF00<text:span text:style-name="T10">7</text:span>] <text:span text:style-name="T10">Editar Tipo de Licença</text:span><text:bookmark-end text:name="__RefHeading___Toc482632226"/></text:h>
      <text:p text:style-name="P2">O usuário <text:span text:style-name="T12">administrativo poderá alterar os dados referentes a um tipo de licença já existente.</text:span></text:p>
      <text:p text:style-name="P2"><text:soft-page-break/><text:span text:style-name="T4">Ator</text:span>: <text:span text:style-name="T12">Administrativo</text:span></text:p>
      <text:p text:style-name="P10"><text:span text:style-name="T4">Prioridade</text:span>: <text:span text:style-name="T12">Importante</text:span></text:p>
      <text:h text:style-name="P11" text:outline-level="4"><text:bookmark-start text:name="__RefHeading___Toc73_948684776"/>Fluxo de eventos principal<text:bookmark-end text:name="__RefHeading___Toc73_948684776"/></text:h>
      <text:p text:style-name="P17">Um usuário administrativo devidamente logado <text:span text:style-name="T13">acionará o modulo de gerencia de tipos de licença. Ele terá acesso a uma lista com todos os tipos de licença cadastrados no sistema, ao clicar no tipo desejado o usuário é levado a uma tela onde poderá editar os dados relacionados ao tipo selecionado através de um formulário. Terminando a edição dos dados o usuário acionará o salvamento dos dados.</text:span></text:p>
      <text:h text:style-name="P11" text:outline-level="4"><text:bookmark-start text:name="__RefHeading___Toc75_948684776"/>Fluxos secundários (alternativos e de exceção)<text:bookmark-end text:name="__RefHeading___Toc75_948684776"/></text:h>
      <text:h text:style-name="P14" text:outline-level="5"><text:bookmark-start text:name="__RefHeading___Toc211_948684776"/>Fluxo secundário 1<text:bookmark-end text:name="__RefHeading___Toc211_948684776"/></text:h>
      <text:p text:style-name="P2">Caso haja alguma falha interna do sistema, o mesmo mostrará uma mensagem ao usuário informando-o que a sua alteração não pôde ser realizada e permanecerá na tela que contém o formulário.</text:p>
      <text:h text:style-name="P37" text:outline-level="5">Fluxo secundário <text:span text:style-name="T13">2</text:span></text:h>
      <text:p text:style-name="P18">Caso o usuário não deseje salvar as alterações, ele acionará tal opção e o sistema retornará a tela <text:span text:style-name="T14">anterior com a lista dos tipos descartando as alterações realizadas pelo usuário.</text:span></text:p>
      <text:h text:style-name="P38" text:outline-level="5">Fluxo secundário <text:span text:style-name="T14">3</text:span></text:h>
      <text:p text:style-name="P21">Caso <text:span text:style-name="T14">algum dado informado no formulário esteja em desacordo com as restrições implementadas, o sistema não terminará o cadastro e informará ao usuário a informação que precisa ser corrigida.</text:span></text:p>
      <text:p text:style-name="P2"/>
      <text:p text:style-name="P2"/>
      <text:h text:style-name="P26" text:outline-level="1"><text:bookmark-start text:name="__RefHeading___Toc482632227"/><text:soft-page-break/>Requisitos não funcionais<text:bookmark-end text:name="__RefHeading___Toc482632227"/></text:h>
      <text:h text:style-name="P29" text:outline-level="2"><text:bookmark-start text:name="__RefHeading___Toc482632228"/>Usabilidade<text:bookmark-end text:name="__RefHeading___Toc482632228"/></text:h>
      <text:p text:style-name="P2">Esta seção descreve os requisitos não funcionais associados à facilidade de uso da interface com o usuário, material de treinamento e documentação do sistema.</text:p>
      <text:h text:style-name="P28" text:outline-level="3"><text:bookmark-start text:name="__RefHeading___Toc669_948684776"/>[NF001] Requisito de Interface<text:bookmark-end text:name="__RefHeading___Toc669_948684776"/></text:h>
      <text:p text:style-name="P2">O sistema deve possuir uma interface gráfica clara e objetiva para que qualquer usuário possa facilmente usar.</text:p>
      <text:p text:style-name="P9"><text:span text:style-name="T4">Prioridade</text:span>: <text:tab/></text:p>
      <text:p text:style-name="P2"/>
      <text:h text:style-name="P28" text:outline-level="3"><text:bookmark-start text:name="__RefHeading___Toc482632231"/>[NF003] Tamanho dos Formulários<text:bookmark-end text:name="__RefHeading___Toc482632231"/></text:h>
      <text:p text:style-name="P2">As telas de consulta e cadastro deverão requerer apenas as informações necessárias para o funcionamento do sistema, evitando que a utilização do site se torne enfadonha. </text:p>
      <text:p text:style-name="P9"><text:span text:style-name="T4">Prioridade</text:span>: </text:p>
      <text:h text:style-name="P29" text:outline-level="2"><text:bookmark-start text:name="__RefHeading___Toc482632232"/>Confiabilidade<text:bookmark-end text:name="__RefHeading___Toc482632232"/></text:h>
      <text:p text:style-name="P2">Esta seção descreve os requisitos não funcionais associados à <text:span text:style-name="T11">frequência</text:span>, severidade de falhas do sistema e habilidade de recuperação das mesmas, bem como a corretude do sistema. </text:p>
      <text:h text:style-name="P28" text:outline-level="3"><text:bookmark-start text:name="__RefHeading___Toc482632234"/>[NF005] Facilidade de Recuperação<text:bookmark-end text:name="__RefHeading___Toc482632234"/></text:h>
      <text:p text:style-name="P2">Na possibilidade de falha que leve o sistema a sair do ar, ele deve requerer o menor número de passos para sua recuperação.</text:p>
      <text:p text:style-name="P9"><text:span text:style-name="T4">Prioridade</text:span>: </text:p>
      <text:h text:style-name="P29" text:outline-level="2"><text:bookmark-start text:name="__RefHeading___Toc482632235"/>Desempenho<text:bookmark-end text:name="__RefHeading___Toc482632235"/></text:h>
      <text:p text:style-name="P2">Esta seção descreve os requisitos não funcionais associados à eficiência, uso de recursos e tempo de resposta do sistema.</text:p>
      <text:h text:style-name="P28" text:outline-level="3"><text:bookmark-start text:name="__RefHeading___Toc482632236"/><text:soft-page-break/>[NF006] Tempo de Resposta<text:bookmark-end text:name="__RefHeading___Toc482632236"/></text:h>
      <text:p text:style-name="P2">O usuário não deve esperar mais do que três segundos para obter uma resposta a qualquer de seus pedidos.</text:p>
      <text:p text:style-name="P9"><text:span text:style-name="T4">Prioridade</text:span>: <text:tab/></text:p>
      <text:h text:style-name="P29" text:outline-level="2"><text:bookmark-start text:name="__RefHeading___Toc482632237"/>Segurança<text:bookmark-end text:name="__RefHeading___Toc482632237"/></text:h>
      <text:p text:style-name="P2">Esta seção descreve os requisitos não funcionais associados à integridade, privacidade e autenticidade dos dados do sistema. </text:p>
      <text:h text:style-name="P28" text:outline-level="3"><text:bookmark-start text:name="__RefHeading___Toc482632238"/>[NF007] Acesso às informações<text:bookmark-end text:name="__RefHeading___Toc482632238"/></text:h>
      <text:p text:style-name="P2">O módulo de login deverá impedir que as informações do sistema sejam alteradas por indivíduos que<text:span text:style-name="T11"> </text:span>não tenham permissão para tal atividade.</text:p>
      <text:p text:style-name="P9"><text:span text:style-name="T4">Prioridade</text:span>: <text:tab/></text:p>
      <text:p text:style-name="P6"/>
      <text:h text:style-name="P28" text:outline-level="3"><text:bookmark-start text:name="__RefHeading___Toc482632239"/>[NF008] Integridade dos Dados<text:bookmark-end text:name="__RefHeading___Toc482632239"/></text:h>
      <text:p text:style-name="P2">O SGL <text:span text:style-name="T11">deve</text:span>rá garantir que as informações contidas no banco de dados continuem consistentes mesmo no caso de falhas ou excesso de uso.</text:p>
      <text:p text:style-name="P9"><text:span text:style-name="T4">Prioridade</text:span>: <text:tab/></text:p>
      <text:p text:style-name="P2"/>
      <text:h text:style-name="P28" text:outline-level="3"><text:bookmark-start text:name="__RefHeading___Toc482632240"/>[NF009] Validação dos Dados<text:bookmark-end text:name="__RefHeading___Toc482632240"/></text:h>
      <text:p text:style-name="P2">Alguns dados deverão passar por validação mínima antes de serem cadastros na base de dados.</text:p>
      <text:p text:style-name="P9"><text:span text:style-name="T4">Prioridade</text:span>: <text:tab/></text:p>
      <text:p text:style-name="P2"/>
      <text:p text:style-name="P2"/>
      <text:h text:style-name="P29" text:outline-level="2"><text:bookmark-start text:name="__RefHeading___Toc482632241"/><text:soft-page-break/>Padrões<text:bookmark-end text:name="__RefHeading___Toc482632241"/></text:h>
      <text:p text:style-name="P2">Esta seção descreve os requisitos não funcionais associados a padrões ou normas que devem ser seguidos pelo sistema ou pelo seu processo de desenvolvimento. </text:p>
      <text:p text:style-name="P2"/>
      <text:h text:style-name="P29" text:outline-level="2"><text:bookmark-start text:name="__RefHeading___Toc482632245"/>Hardware e software<text:bookmark-end text:name="__RefHeading___Toc482632245"/></text:h>
      <text:p text:style-name="P2">Esta seção descreve os requisitos não funcionais associados ao hardware e software usados para desenvolver ou para executar o sistema. </text:p>
      <text:h text:style-name="P28" text:outline-level="3"><text:bookmark-start text:name="__RefHeading___Toc482632246"/>[NF013] Banco de Dados<text:bookmark-end text:name="__RefHeading___Toc482632246"/></text:h>
      <text:p text:style-name="P2">O banco de dados que armazenará as informações do SGL será o Oracle8i.</text:p>
      <text:p text:style-name="P9"><text:span text:style-name="T4">Prioridade</text:span>: <text:tab/></text:p>
      <text:p text:style-name="P2"/>
      <text:h text:style-name="P28" text:outline-level="3"><text:bookmark-start text:name="__RefHeading___Toc482632249"/>[NF016] Software para Implantação<text:bookmark-end text:name="__RefHeading___Toc482632249"/></text:h>
      <text:p text:style-name="P2">Para implantar o sistema será utilizado o servidor web Apache.</text:p>
      <text:p text:style-name="P9"><text:span text:style-name="T4">Prioridade</text:span>: <text:tab/></text:p>
      <text:p text:style-name="P6"/>
      <text:h text:style-name="P28" text:outline-level="3"><text:bookmark-start text:name="__RefHeading___Toc482632250"/>[NF017] Software para Execução<text:bookmark-end text:name="__RefHeading___Toc482632250"/></text:h>
      <text:p text:style-name="P2">Para executar o sistema, será necessário um browser (Netscape ou Internet Explorer).</text:p>
      <text:p text:style-name="P9"><text:span text:style-name="T4">Prioridade</text:span>: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0417in" fo:margin-bottom="0.0417in" loext:contextual-spacing="false" fo:line-height="150%" fo:text-align="justify" style:justify-single-word="false" fo:orphans="2" fo:widows="2" style:page-number="auto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background-color="transparen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.2992in" fo:margin-right="0in" fo:margin-top="0.1665in" fo:margin-bottom="0.0835in" loext:contextual-spacing="false" fo:text-indent="-0.2992in" style:auto-text-indent="false" style:page-number="auto" fo:padding="0in" fo:border="none" style:shadow="non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016in" fo:margin-right="0in" fo:margin-top="0.1665in" fo:margin-bottom="0.0417in" loext:contextual-spacing="false" fo:text-indent="-0.4016in" style:auto-text-indent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Requisito" style:family="paragraph" style:parent-style-name="Heading_20_3" style:next-style-name="Standard" style:default-outline-level="" style:list-style-name="">
      <style:paragraph-properties fo:margin-left="0in" fo:margin-right="0in" fo:margin-top="0.1665in" fo:margin-bottom="0.0835in" loext:contextual-spacing="false" fo:text-align="center" style:justify-single-word="false" fo:text-indent="0in" style:auto-text-indent="false" fo:padding-left="0.0555in" fo:padding-right="0.0555in" fo:padding-top="0.0138in" fo:padding-bottom="0.0138in" fo:border="0.51pt solid #000000" style:shadow="#000000 0.011in 0.011in"/>
    </style:style>
    <style:style style:name="destaque_20_1" style:display-name="destaque 1" style:family="paragraph" style:next-style-name="Standard" style:default-outline-level="4" style:list-style-name="">
      <style:paragraph-properties fo:margin-top="0.1665in" fo:margin-bottom="0.0835in" loext:contextual-spacing="false" fo:orphans="2" fo:widows="2" fo:keep-with-next="always"/>
      <style:text-properties style:use-window-font-color="true" style:font-name="Arial" fo:font-family="Arial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language-asian="pt" style:country-asian="BR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Numerada" style:family="paragraph" style:parent-style-name="Standard" style:list-style-name="WW8Num2"/>
    <style:style style:name="Com_20_marcadores" style:display-name="Com marcadores" style:family="paragraph" style:parent-style-name="Standard" style:list-style-name="WW8Num3"/>
    <style:style style:name="Footer" style:family="paragraph" style:parent-style-name="Standard" style:class="extra">
      <style:paragraph-properties fo:margin-top="0.0417in" fo:margin-bottom="0in" loext:contextual-spacing="false">
        <style:tab-stops>
          <style:tab-stop style:position="2.8839in" style:type="center"/>
          <style:tab-stop style:position="5.7681in" style:type="right"/>
        </style:tab-stops>
      </style:paragraph-properties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titulo" style:family="paragraph" style:parent-style-name="Standard" style:next-style-name="versao">
      <style:paragraph-properties fo:margin-top="3.6665in" fo:margin-bottom="0.0417in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versao" style:family="paragraph" style:parent-style-name="titulo">
      <style:paragraph-properties fo:margin-top="0in" fo:margin-bottom="0in" loext:contextual-spacing="false"/>
      <style:text-properties fo:font-size="14pt" style:font-size-asian="14pt"/>
    </style:style>
    <style:style style:name="sistema" style:family="paragraph" style:parent-style-name="Standard">
      <style:paragraph-properties fo:margin-top="0in" fo:margin-bottom="0.1665in" loext:contextual-spacing="false" fo:text-align="end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loext:contextual-spacing="false" fo:text-align="start" style:justify-single-word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in" loext:contextual-spacing="false" fo:text-align="start" style:justify-single-word="false" fo:text-indent="0in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margin-top="0in" fo:margin-bottom="0in" loext:contextual-spacing="false" fo:text-align="start" style:justify-single-word="false" fo:text-indent="0in" style:auto-text-indent="false"/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margin-top="0in" fo:margin-bottom="0in" loext:contextual-spacing="false" fo:text-align="start" style:justify-single-word="false" fo:text-indent="0in" style:auto-text-indent="false"/>
      <style:text-properties fo:font-size="9pt" style:font-size-asian="9pt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destaque_20_3" style:display-name="destaque 3" style:family="paragraph" style:parent-style-name="destaque_20_2" style:default-outline-level="6" style:list-style-name="">
      <style:paragraph-properties fo:margin-top="0.0835in" fo:margin-bottom="0.0417in" loext:contextual-spacing="false"/>
      <style:text-properties fo:font-style="normal" style:font-style-asian="normal"/>
    </style:style>
    <style:style style:name="conteudo" style:family="paragraph" style:parent-style-name="Standard">
      <style:paragraph-properties fo:margin-top="0.25in" fo:margin-bottom="0.0835in" loext:contextual-spacing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Index_20_1" style:display-name="Index 1" style:family="paragraph" style:parent-style-name="Standard" style:next-style-name="Standard" style:class="index">
      <style:paragraph-properties fo:margin-left="0.1665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Index_20_2" style:display-name="Index 2" style:family="paragraph" style:parent-style-name="Standard" style:next-style-name="Standard" style:class="index">
      <style:paragraph-properties fo:margin-left="0.3335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Remissivo_20_4" style:display-name="Remissivo 4" style:family="paragraph" style:parent-style-name="Standard" style:next-style-name="Standard">
      <style:paragraph-properties fo:margin-left="0.6665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Remissivo_20_5" style:display-name="Remissivo 5" style:family="paragraph" style:parent-style-name="Standard" style:next-style-name="Standard">
      <style:paragraph-properties fo:margin-left="0.8335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Remissivo_20_6" style:display-name="Remissivo 6" style:family="paragraph" style:parent-style-name="Standard" style:next-style-name="Standard">
      <style:paragraph-properties fo:margin-left="1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Remissivo_20_7" style:display-name="Remissivo 7" style:family="paragraph" style:parent-style-name="Standard" style:next-style-name="Standard">
      <style:paragraph-properties fo:margin-left="1.1665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Remissivo_20_8" style:display-name="Remissivo 8" style:family="paragraph" style:parent-style-name="Standard" style:next-style-name="Standard">
      <style:paragraph-properties fo:margin-left="1.3335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Remissivo_20_9" style:display-name="Remissivo 9" style:family="paragraph" style:parent-style-name="Standard" style:next-style-name="Standard">
      <style:paragraph-properties fo:margin-left="1.5in" fo:margin-right="0in" fo:margin-top="0in" fo:margin-bottom="0in" loext:contextual-spacing="false" fo:text-align="start" style:justify-single-word="false" fo:text-indent="-0.1665in" style:auto-text-indent="false"/>
      <style:text-properties fo:font-size="10pt" style:font-size-asian="10pt"/>
    </style:style>
    <style:style style:name="Index_20_Heading" style:display-name="Index Heading" style:family="paragraph" style:parent-style-name="Standard" style:next-style-name="Index_20_1" style:class="index">
      <style:paragraph-properties fo:margin-top="0.0835in" fo:margin-bottom="0.0835in" loext:contextual-spacing="false" fo:text-align="start" style:justify-single-word="false"/>
      <style:text-properties fo:font-size="10pt" fo:font-style="italic" fo:font-weight="bold" style:font-size-asian="10pt" style:font-style-asian="italic" style:font-weight-asian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WW8Num1z0" style:family="text"/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/>
    <style:style style:name="WW8Num19z0" style:family="text"/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Definition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-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-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pt" fo:country="BR"/>
    </style:style>
    <style:style style:name="MT1" style:family="text">
      <style:text-properties fo:language="pt" fo:country="BR"/>
    </style:style>
    <style:page-layout style:name="Mpm1">
      <style:page-layout-properties fo:page-width="8.2681in" fo:page-height="11.6929in" style:num-format="1" style:print-orientation="portrait" fo:margin-top="0.7902in" fo:margin-bottom="0.4701in" fo:margin-left="0.7807in" fo:margin-right="1.5807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95in" fo:margin-left="0in" fo:margin-right="0in" fo:margin-top="0.911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Documento de Requisitos<text:tab/><text:tab/>Página </text:span><text:span text:style-name="Page_20_Number"><text:span text:style-name="MT1"><text:page-number text:select-page="current">14</text:page-number></text:span></text:span><text:span text:style-name="Page_20_Number"><text:span text:style-name="MT1"> de </text:span></text:span><text:span text:style-name="Page_20_Number"><text:span text:style-name="MT1"><text:page-count style:num-format="1">14</text:page-count></text:span></text:span><text:span text:style-name="MT1"> <text:tab/><text:tab/></text:span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Introdução</dc:title>
    <meta:initial-creator>avb</meta:initial-creator>
    <meta:creation-date>2000-04-04T21:26:00</meta:creation-date>
    <dc:date>2016-06-15T17:09:58.694064398</dc:date>
    <meta:print-date>2000-05-03T16:16:00</meta:print-date>
    <meta:editing-cycles>113</meta:editing-cycles>
    <meta:editing-duration>PT5H33M44S</meta:editing-duration>
    <meta:generator>LibreOffice/5.1.2.2.0$Linux_X86_64 LibreOffice_project/10m0$Build-2</meta:generator>
    <meta:document-statistic meta:table-count="0" meta:image-count="0" meta:object-count="0" meta:page-count="14" meta:paragraph-count="187" meta:word-count="2113" meta:character-count="13807" meta:non-whitespace-character-count="11880"/>
  </office:meta>
</office:document-meta>
</file>